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Standard">
      <style:text-properties style:text-line-through-style="none" style:text-line-through-type="none" style:font-name="Verdana" fo:font-size="14pt" style:text-underline-style="none" fo:font-weight="bold" style:font-size-asian="14pt" style:font-weight-asian="bold" style:font-size-complex="14pt"/>
    </style:style>
    <style:style style:name="P3" style:family="paragraph" style:parent-style-name="List_20_Paragraph" style:list-style-name="WWNum1">
      <style:text-properties style:text-line-through-style="solid" style:text-line-through-type="single" style:font-name="Verdana" style:text-underline-style="none"/>
    </style:style>
    <style:style style:name="P4" style:family="paragraph" style:parent-style-name="List_20_Paragraph" style:list-style-name="WWNum1">
      <style:text-properties style:text-line-through-style="solid" style:text-line-through-type="single" style:font-name="Verdana" style:text-underline-style="none" officeooo:rsid="0008f05b" officeooo:paragraph-rsid="000ce7d6"/>
    </style:style>
    <style:style style:name="P5" style:family="paragraph" style:parent-style-name="List_20_Paragraph" style:list-style-name="WWNum1">
      <style:text-properties style:text-line-through-style="solid" style:text-line-through-type="single" style:font-name="Verdana" style:text-underline-style="none" officeooo:rsid="0008cda7" officeooo:paragraph-rsid="0008cda7"/>
    </style:style>
    <style:style style:name="P6" style:family="paragraph" style:parent-style-name="List_20_Paragraph" style:list-style-name="WWNum1">
      <style:text-properties style:text-line-through-style="solid" style:text-line-through-type="single" style:font-name="Verdana"/>
    </style:style>
    <style:style style:name="P7" style:family="paragraph" style:parent-style-name="List_20_Paragraph" style:list-style-name="WWNum1">
      <style:text-properties style:text-line-through-style="solid" style:text-line-through-type="single" style:text-underline-style="none" officeooo:paragraph-rsid="0008f05b"/>
    </style:style>
    <style:style style:name="P8" style:family="paragraph" style:parent-style-name="List_20_Paragraph" style:list-style-name="WWNum1">
      <style:text-properties style:text-line-through-style="solid" style:text-line-through-type="single"/>
    </style:style>
    <style:style style:name="P9" style:family="paragraph" style:parent-style-name="List_20_Paragraph" style:list-style-name="WWNum1">
      <style:text-properties style:text-line-through-style="solid" style:text-line-through-type="single" officeooo:rsid="00066d0e" officeooo:paragraph-rsid="00066d0e"/>
    </style:style>
    <style:style style:name="P10" style:family="paragraph" style:parent-style-name="List_20_Paragraph" style:list-style-name="WWNum1">
      <style:text-properties style:text-line-through-style="solid" style:text-line-through-type="single" officeooo:rsid="0007aa40" officeooo:paragraph-rsid="0007aa40"/>
    </style:style>
    <style:style style:name="P11" style:family="paragraph" style:parent-style-name="List_20_Paragraph" style:list-style-name="WWNum1">
      <style:text-properties style:text-line-through-style="solid" style:text-line-through-type="single" officeooo:rsid="000b1144" officeooo:paragraph-rsid="000b1144"/>
    </style:style>
    <style:style style:name="P12" style:family="paragraph" style:parent-style-name="List_20_Paragraph" style:list-style-name="WWNum1">
      <style:text-properties style:font-name="Verdana" officeooo:rsid="0008f05b" officeooo:paragraph-rsid="0008f05b"/>
    </style:style>
    <style:style style:name="P13" style:family="paragraph" style:parent-style-name="List_20_Paragraph" style:list-style-name="WWNum1"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26754"/>
    </style:style>
    <style:style style:name="T3" style:family="text">
      <style:text-properties style:font-name="Verdana" officeooo:rsid="0008cda7"/>
    </style:style>
    <style:style style:name="T4" style:family="text">
      <style:text-properties style:font-name="Verdana" officeooo:rsid="0008f05b"/>
    </style:style>
    <style:style style:name="T5" style:family="text">
      <style:text-properties style:font-name="Verdana" officeooo:rsid="000ac9e7"/>
    </style:style>
    <style:style style:name="T6" style:family="text">
      <style:text-properties style:font-name="Verdana" fo:font-weight="bold" officeooo:rsid="0008f05b" style:font-weight-asian="bold" style:font-weight-complex="bold"/>
    </style:style>
    <style:style style:name="T7" style:family="text">
      <style:text-properties style:font-name="Verdana" fo:font-weight="bold" officeooo:rsid="0016b34f" style:font-weight-asian="bold" style:font-weight-complex="bold"/>
    </style:style>
    <style:style style:name="T8" style:family="text">
      <style:text-properties style:font-name="Verdana" fo:font-weight="bold" officeooo:rsid="00026754" style:font-weight-asian="bold" style:font-weight-complex="bold"/>
    </style:style>
    <style:style style:name="T9" style:family="text">
      <style:text-properties style:font-name="Verdana" fo:font-weight="bold" officeooo:rsid="0017af41" style:font-weight-asian="bold" style:font-weight-complex="bold"/>
    </style:style>
    <style:style style:name="T10" style:family="text">
      <style:text-properties style:font-name="Verdana" fo:font-weight="bold" officeooo:rsid="0018f9a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2ab83" style:font-weight-asian="bold" style:font-weight-complex="bold"/>
    </style:style>
    <style:style style:name="T13" style:family="text">
      <style:text-properties fo:font-weight="bold" officeooo:rsid="00032d56" style:font-weight-asian="bold" style:font-weight-complex="bold"/>
    </style:style>
    <style:style style:name="T14" style:family="text">
      <style:text-properties fo:font-weight="bold" officeooo:rsid="000ce7d6" style:font-weight-asian="bold" style:font-weight-complex="bold"/>
    </style:style>
    <style:style style:name="T15" style:family="text">
      <style:text-properties fo:font-weight="bold" officeooo:rsid="00050d53" style:font-weight-asian="bold" style:font-weight-complex="bold"/>
    </style:style>
    <style:style style:name="T16" style:family="text">
      <style:text-properties fo:font-weight="bold" officeooo:rsid="0010a9be" style:font-weight-asian="bold" style:font-weight-complex="bold"/>
    </style:style>
    <style:style style:name="T17" style:family="text">
      <style:text-properties fo:font-weight="bold" officeooo:rsid="00135b04" style:font-weight-asian="bold" style:font-weight-complex="bold"/>
    </style:style>
    <style:style style:name="T18" style:family="text">
      <style:text-properties fo:font-weight="bold" officeooo:rsid="000ac9e7" style:font-weight-asian="bold" style:font-weight-complex="bold"/>
    </style:style>
    <style:style style:name="T19" style:family="text">
      <style:text-properties fo:font-weight="bold" officeooo:rsid="0016b34f" style:font-weight-asian="bold" style:font-weight-complex="bold"/>
    </style:style>
    <style:style style:name="T20" style:family="text">
      <style:text-properties fo:font-weight="bold" officeooo:rsid="001af7b8" style:font-weight-asian="bold" style:font-weight-complex="bold"/>
    </style:style>
    <style:style style:name="T21" style:family="text">
      <style:text-properties officeooo:rsid="00050d53"/>
    </style:style>
    <style:style style:name="T22" style:family="text">
      <style:text-properties officeooo:rsid="0008f05b"/>
    </style:style>
    <style:style style:name="T23" style:family="text">
      <style:text-properties officeooo:rsid="000ac9e7"/>
    </style:style>
    <style:style style:name="T24" style:family="text">
      <style:text-properties officeooo:rsid="000b1144"/>
    </style:style>
    <style:style style:name="T25" style:family="text">
      <style:text-properties officeooo:rsid="000cb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ustes segunda parte mokbeats</text:p>
      <text:p text:style-name="P2"/>
      <text:list xml:id="list1937345384" text:style-name="WWNum1">
        <text:list-item>
          <text:p text:style-name="P3">Produtor: notificação formatos da track. Single track or Stems. <text:span text:style-name="T11">- </text:span><text:span text:style-name="T14">OK</text:span></text:p>
        </text:list-item>
        <text:list-item>
          <text:p text:style-name="P3">Limitação dos stems de no mínimo dois canais e max 5, <text:span text:style-name="T21">se for apenas </text:span><text:span text:style-name="T22">um</text:span><text:span text:style-name="T21">a track no max 10 tracks.</text:span><text:span text:style-name="T15"> </text:span><text:span text:style-name="T16">- OK</text:span></text:p>
        </text:list-item>
        <text:list-item>
          <text:p text:style-name="P4">Filtro de opção pra single track or stems ou álbum (álbum possui maximo de 10 musicas e 30 stems);- <text:span text:style-name="T12">OK</text:span></text:p>
        </text:list-item>
        <text:list-item>
          <text:p text:style-name="P3">Filtro de seleção, <text:span text:style-name="T21">pro genero da musica. </text:span><text:span text:style-name="T15">- </text:span><text:span text:style-name="T17">OK</text:span></text:p>
        </text:list-item>
        <text:list-item>
          <text:p text:style-name="P5">Filtro de stems (<text:bookmark-start text:name="__DdeLink__84_3407219064"/>druns, melodia, harmonia, efeitos ou vozes<text:bookmark-end text:name="__DdeLink__84_3407219064"/>). <text:span text:style-name="T11">- </text:span><text:span text:style-name="T17">OK</text:span></text:p>
        </text:list-item>
        <text:list-item>
          <text:p text:style-name="P7"><text:span text:style-name="T3">C</text:span><text:span text:style-name="T4">ampo TextArea pra descricao da track, </text:span><text:span text:style-name="T5">exemplo: #tambores, #pratos</text:span><text:span text:style-name="T4"> (placeholder=”Descrição da música”) </text:span><text:span text:style-name="T6">- </text:span><text:span text:style-name="T7">OK</text:span></text:p>
          <text:p text:style-name="P12"/>
        </text:list-item>
        <text:list-item>
          <text:p text:style-name="P6">Video produtores colocar sessão 2, parte branca - <text:span text:style-name="T12">OK</text:span></text:p>
        </text:list-item>
        <text:list-item>
          <text:p text:style-name="P6">Cores de texto rodapé mudar para branco - <text:span text:style-name="T13">OK</text:span></text:p>
        </text:list-item>
        <text:list-item>
          <text:p text:style-name="P6">Seleção de produtor <text:span text:style-name="T23">sera na hora </text:span><text:span text:style-name="T25">d</text:span><text:span text:style-name="T23">o formulario de upload das musicas (aba produtor). </text:span><text:span text:style-name="T18">- </text:span><text:span text:style-name="T19">OK</text:span></text:p>
        </text:list-item>
        <text:list-item>
          <text:p text:style-name="P13">Configurações da conta do comprador / usuário, 2 páginas.</text:p>
        </text:list-item>
        <text:list-item>
          <text:p text:style-name="P8"><text:span text:style-name="T1">Mobile, menu com linhas divisórias.</text:span><text:bookmark text:name="_GoBack"/><text:span text:style-name="T2">border-bottom </text:span><text:span text:style-name="T8">- </text:span><text:span text:style-name="T9">ok</text:span></text:p>
        </text:list-item>
        <text:list-item>
          <text:p text:style-name="P9"><text:span text:style-name="T2">n</text:span><text:span text:style-name="T1">o cadastro de usuario, selecao de pessoa fisica/juridica - </text:span><text:span text:style-name="T10">OK</text:span></text:p>
        </text:list-item>
        <text:list-item>
          <text:p text:style-name="P10"><text:span text:style-name="T24">T</text:span>ela musicas: download das musicas necessita estar logado. - <text:span text:style-name="T20">OK</text:span></text:p>
        </text:list-item>
        <text:list-item>
          <text:p text:style-name="P11">Botao Whats (tooltip=fale conosco), ao chegar no rodape btn vai desaparecer (d-none), opção de fechar icone do whats com icone X do material-icons, ao fechar btn whats somente dando refresh pra ele aparecer de nv, mudar de pagina não vai fazer o botao aparecer, porem teremos a opção no rodape pra ter acesso a mesma api do whats (ver se pode ser feito um filtro ali no footer de mostrar e não mostrar o btnWhats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15</meta:editing-cycles>
    <meta:creation-date>2023-07-14T19:47:00</meta:creation-date>
    <dc:date>2023-08-18T12:10:02.674438152</dc:date>
    <meta:editing-duration>PT22H35M43S</meta:editing-duration>
    <meta:generator>LibreOffice/7.3.7.2$Linux_X86_64 LibreOffice_project/30$Build-2</meta:generator>
    <meta:document-statistic meta:table-count="0" meta:image-count="0" meta:object-count="0" meta:page-count="1" meta:paragraph-count="16" meta:word-count="251" meta:character-count="1366" meta:non-whitespace-character-count="1145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